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language="ru" fo:country="RU" officeooo:paragraph-rsid="000dd4fd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0dd4fd"/>
    </style:style>
    <style:style style:name="P3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language="ru" fo:country="RU" officeooo:paragraph-rsid="000dd4fd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language="ru" fo:country="RU" officeooo:paragraph-rsid="000dd4fd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ru" fo:country="RU" officeooo:rsid="00041a8e" officeooo:paragraph-rsid="00041a8e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ru" fo:country="RU" officeooo:rsid="00041a8e" officeooo:paragraph-rsid="000dd4fd"/>
    </style:style>
    <style:style style:name="P7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fo:background-color="#ffffff">
        <style:tab-stops>
          <style:tab-stop style:position="11.904cm" style:leader-style="solid" style:leader-text="_"/>
          <style:tab-stop style:position="17cm" style:leader-style="solid" style:leader-text="_"/>
        </style:tab-stops>
      </style:paragraph-properties>
      <style:text-properties fo:language="ru" fo:country="RU" officeooo:rsid="00041a8e" officeooo:paragraph-rsid="0012922f"/>
    </style:style>
    <style:style style:name="P8" style:family="paragraph" style:parent-style-name="Text_20_body" style:master-page-name="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page-number="auto" fo:background-color="#ffffff">
        <style:tab-stops>
          <style:tab-stop style:position="11.904cm" style:leader-style="solid" style:leader-text="_"/>
          <style:tab-stop style:position="17cm" style:leader-style="solid" style:leader-text="_"/>
        </style:tab-stops>
      </style:paragraph-properties>
      <style:text-properties fo:language="ru" fo:country="RU" officeooo:rsid="00041a8e" officeooo:paragraph-rsid="000dd4fd"/>
    </style:style>
    <style:style style:name="P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>
        <style:tab-stops>
          <style:tab-stop style:position="11.904cm" style:leader-style="solid" style:leader-text="_"/>
          <style:tab-stop style:position="17cm" style:leader-style="solid" style:leader-text="_"/>
        </style:tab-stops>
      </style:paragraph-properties>
      <style:text-properties fo:language="ru" fo:country="RU" officeooo:rsid="000dd4fd" officeooo:paragraph-rsid="000dd4f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language="ru" fo:country="RU" officeooo:rsid="001616be" officeooo:paragraph-rsid="001616b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language="ru" fo:country="RU" officeooo:rsid="001616be" officeooo:paragraph-rsid="001616be"/>
    </style:style>
    <style:style style:name="T1" style:family="text">
      <style:text-properties officeooo:rsid="0000c98a"/>
    </style:style>
    <style:style style:name="T2" style:family="text">
      <style:text-properties officeooo:rsid="0005df99"/>
    </style:style>
    <style:style style:name="T3" style:family="text">
      <style:text-properties officeooo:rsid="0008ae32"/>
    </style:style>
    <style:style style:name="T4" style:family="text">
      <style:text-properties fo:color="#000000" style:font-name="Times New Roman" fo:font-size="12pt" style:font-size-asian="12pt" style:language-asian="ru" style:country-asian="RU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color="#000000" style:font-name="Times New Roman" fo:font-size="12pt" officeooo:rsid="000a4237" style:font-name-asian="Times New Roman1" style:font-size-asian="12pt" style:language-asian="ru" style:country-asian="RU" style:font-name-complex="Times New Roman1" style:font-size-complex="12pt"/>
    </style:style>
    <style:style style:name="T7" style:family="text">
      <style:text-properties fo:color="#000000" style:font-name="Times New Roman" fo:font-size="12pt" officeooo:rsid="0012922f" style:font-name-asian="Times New Roman1" style:font-size-asian="12pt" style:language-asian="ru" style:country-asian="RU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ЕЦЕНЗИЯ </text:p>
      <text:p text:style-name="P4">на дипломную работу студент<text:span text:style-name="T1">а</text:span> факультета электросвязи </text:p>
      <text:p text:style-name="P4">учреждения образования «Белорусская государственная академия связи» </text:p>
      <text:p text:style-name="P4"><text:span text:style-name="T1">Бутько Антона Владимировича</text:span> </text:p>
      <text:p text:style-name="P4">на тему: «<text:span text:style-name="T1">Программное моделирование распределения потоков трафика в сетях SDN</text:span>» </text:p>
      <text:p text:style-name="P1"/>
      <text:p text:style-name="P8">При выполнении дипломной работы студент Бутько Антон Владимирович спроектировал программный модуль для контролера в программно-определяемых сетях гибридной модели, который адаптирует топологию сети в зависимости от нагрузки на интерфейсах сетевых устройств. <text:span text:style-name="T2">Тема дипломной работы на сегодняшний день является актуальной, ввиду широкого использования программно-определяемых сетей и автоматизации конфигурации и управления сетевых устройств.</text:span></text:p>
      <text:p text:style-name="P9">Пояснительная записка построена логично и последовательно, отражает все этапы разработки в соответствии с календарным планом.</text:p>
      <text:p text:style-name="P7"><text:span text:style-name="T4">В пояснительной записке достаточно полно </text:span><text:span text:style-name="T5">дан обзор </text:span><text:span text:style-name="T6">концепций построения программно-определяемых сетей, произведён анализ существующих протоколов маршрутизации </text:span><text:span text:style-name="T7">на возможность их ипользования в программно-определяемой сети гибродной модели</text:span><text:span text:style-name="T5">. Подробным образом </text:span><text:span text:style-name="T6">описана работа алгоритма адаптации топологии сети в зависимости от нагрузки на интерфейсах сетевых устройств на базе протокола маршрутизации EIGRP, разработанный программный модуль отвечает поставленным критериям</text:span><text:span text:style-name="T5">.</text:span></text:p>
      <text:p text:style-name="P6">Тема работы раскрыта полностью. Работа имеет четкую логическую структуру, все вопросы изложены подробно и обстоятельно. Материал хорошо иллюстрирован и структурирован. Пояснительная записка оформлена грамотно и аккуратно. </text:p>
      <text:p text:style-name="P2">Считаю, что дипломная работа выполнена полностью, в соответствии с техническим заданием и заслуживает оценку 10 баллов, а автор дипломной работы <text:span text:style-name="T3">Бутько Антон Владимирович</text:span> – присвоения <text:span text:style-name="T3">ему</text:span> квалификации «инженер по инфокоммуникационным системам». </text:p>
      <text:p text:style-name="P5"/>
      <text:p text:style-name="P5"/>
      <text:p text:style-name="P5"/>
      <text:p text:style-name="P11">Рецензент</text:p>
      <text:p text:style-name="P10">Заведующий кафедрой <text:s text:c="75"/><text:tab/> <text:s text:c="14"/>О. Ю. Горбадей</text:p>
      <text:p text:style-name="P10">программного обеспечения сетей телекоммуникаций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cm" loext:contextual-spacing="false" fo:line-height="115%" fo:text-align="justify" style:justify-single-word="false" fo:text-indent="1.251cm" style:auto-text-indent="false" fo:background-color="transparen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4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loext:graphic-properties draw:fill="none" draw:fill-color="#729fcf"/>
      <style:paragraph-properties fo:margin-left="0cm" fo:margin-right="0cm" fo:margin-top="0.199cm" fo:margin-bottom="0.199cm" loext:contextual-spacing="false" fo:text-align="start" style:justify-single-word="false" fo:text-indent="1.251cm" style:auto-text-indent="false" fo:background-color="transparent" fo:keep-with-next="always"/>
      <style:text-properties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21:50:26.565394624</meta:creation-date>
    <dc:title>A4</dc:title>
    <meta:editing-duration>PT22M53S</meta:editing-duration>
    <meta:editing-cycles>18</meta:editing-cycles>
    <meta:generator>LibreOffice/6.1.5.2$Linux_X86_64 LibreOffice_project/10$Build-2</meta:generator>
    <dc:date>2020-06-15T22:23:26.873729831</dc:date>
    <meta:print-date>2020-06-15T22:22:33.223819650</meta:print-date>
    <meta:document-statistic meta:table-count="0" meta:image-count="0" meta:object-count="0" meta:page-count="1" meta:paragraph-count="13" meta:word-count="209" meta:character-count="1920" meta:non-whitespace-character-count="1625"/>
    <meta:template xlink:type="simple" xlink:actuate="onRequest" xlink:title="A4" xlink:href="../../../../../Templates/A4.ott" meta:date="2020-06-15T21:50:26.069527392"/>
  </office:meta>
</office:document-meta>
</file>